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ashion_mnist_ae_N50_p0.01.bson" table:style-name="ta1">
        <table:shapes>
          <draw:frame draw:z-index="0" draw:style-name="gr1" draw:text-style-name="P1" svg:width="6.2988in" svg:height="3.5429in" svg:x="4.9598in" svg:y="1.6394in">
            <draw:object draw:notify-on-update-of-ranges="'fashion_mnist_ae_N50_p0.01.bson'.A1:'fashion_mnist_ae_N50_p0.01.bson'.A1 'fashion_mnist_ae_N50_p0.01.bson'.A2:'fashion_mnist_ae_N50_p0.01.bson'.A31 'fashion_mnist_ae_N50_p0.01.bson'.B1:'fashion_mnist_ae_N50_p0.01.bson'.B1 'fashion_mnist_ae_N50_p0.01.bson'.B2:'fashion_mnist_ae_N50_p0.01.bson'.B31 'fashion_mnist_ae_N50_p0.01.bson'.A1:'fashion_mnist_ae_N50_p0.01.bson'.A1 'fashion_mnist_ae_N50_p0.01.bson'.A2:'fashion_mnist_ae_N50_p0.01.bson'.A31 'fashion_mnist_ae_N50_p0.01.bson'.C1:'fashion_mnist_ae_N50_p0.01.bson'.C1 'fashion_mnist_ae_N50_p0.01.bson'.C2:'fashion_mnist_ae_N50_p0.01.bson'.C31 'fashion_mnist_ae_N50_p0.01.bson'.A1:'fashion_mnist_ae_N50_p0.01.bson'.A1 'fashion_mnist_ae_N50_p0.01.bson'.A2:'fashion_mnist_ae_N50_p0.01.bson'.A31 'fashion_mnist_ae_N50_p0.01.bson'.D1:'fashion_mnist_ae_N50_p0.01.bson'.D1 'fashion_mnist_ae_N50_p0.01.bson'.D2:'fashion_mnist_ae_N50_p0.01.bson'.D31 'fashion_mnist_ae_N50_p0.01.bson'.A1:'fashion_mnist_ae_N50_p0.01.bson'.A1 'fashion_mnist_ae_N50_p0.01.bson'.A2:'fashion_mnist_ae_N50_p0.01.bson'.A31 'fashion_mnist_ae_N50_p0.01.bson'.E1:'fashion_mnist_ae_N50_p0.01.bson'.E1 'fashion_mnist_ae_N50_p0.01.bson'.E2:'fashion_mnist_ae_N50_p0.01.bson'.E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poch</text:p>
          </table:table-cell>
          <table:table-cell table:style-name="ce1" office:value-type="string" calcext:value-type="string">
            <text:p>Noise 1%</text:p>
          </table:table-cell>
          <table:table-cell table:style-name="ce1" office:value-type="string" calcext:value-type="string">
            <text:p>Noise 5%</text:p>
          </table:table-cell>
          <table:table-cell table:style-name="ce1" office:value-type="string" calcext:value-type="string">
            <text:p>Noise 10%</text:p>
          </table:table-cell>
          <table:table-cell table:style-name="ce1" office:value-type="string" calcext:value-type="string">
            <text:p>Noise 2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740823770562808" calcext:value-type="float">
            <text:p>0.000740823770563</text:p>
          </table:table-cell>
          <table:table-cell office:value-type="float" office:value="0.000715602065126101" calcext:value-type="float">
            <text:p>0.000715602065126</text:p>
          </table:table-cell>
          <table:table-cell office:value-type="float" office:value="0.000693178735673428" calcext:value-type="float">
            <text:p>0.000693178735673</text:p>
          </table:table-cell>
          <table:table-cell office:value-type="float" office:value="0.000728483684360981" calcext:value-type="float">
            <text:p>0.0007284836843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454129527012507" calcext:value-type="float">
            <text:p>0.000454129527013</text:p>
          </table:table-cell>
          <table:table-cell office:value-type="float" office:value="0.000454717750350634" calcext:value-type="float">
            <text:p>0.000454717750351</text:p>
          </table:table-cell>
          <table:table-cell office:value-type="float" office:value="0.000459266795466344" calcext:value-type="float">
            <text:p>0.000459266795466</text:p>
          </table:table-cell>
          <table:table-cell office:value-type="float" office:value="0.000478694401681423" calcext:value-type="float">
            <text:p>0.0004786944016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389531844606002" calcext:value-type="float">
            <text:p>0.000389531844606</text:p>
          </table:table-cell>
          <table:table-cell office:value-type="float" office:value="0.000399827025830746" calcext:value-type="float">
            <text:p>0.000399827025831</text:p>
          </table:table-cell>
          <table:table-cell office:value-type="float" office:value="0.000395907182246447" calcext:value-type="float">
            <text:p>0.000395907182246</text:p>
          </table:table-cell>
          <table:table-cell office:value-type="float" office:value="0.00041046654805541" calcext:value-type="float">
            <text:p>0.0004104665480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347413898756107" calcext:value-type="float">
            <text:p>0.000347413898756</text:p>
          </table:table-cell>
          <table:table-cell office:value-type="float" office:value="0.000352987709144751" calcext:value-type="float">
            <text:p>0.000352987709145</text:p>
          </table:table-cell>
          <table:table-cell office:value-type="float" office:value="0.000358955717335145" calcext:value-type="float">
            <text:p>0.000358955717335</text:p>
          </table:table-cell>
          <table:table-cell office:value-type="float" office:value="0.000378105882555246" calcext:value-type="float">
            <text:p>0.0003781058825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315628635386626" calcext:value-type="float">
            <text:p>0.000315628635387</text:p>
          </table:table-cell>
          <table:table-cell office:value-type="float" office:value="0.000331034914900859" calcext:value-type="float">
            <text:p>0.000331034914901</text:p>
          </table:table-cell>
          <table:table-cell office:value-type="float" office:value="0.000338512876381477" calcext:value-type="float">
            <text:p>0.000338512876381</text:p>
          </table:table-cell>
          <table:table-cell office:value-type="float" office:value="0.000354608427733183" calcext:value-type="float">
            <text:p>0.0003546084277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298214331269264" calcext:value-type="float">
            <text:p>0.000298214331269</text:p>
          </table:table-cell>
          <table:table-cell office:value-type="float" office:value="0.000309427175670862" calcext:value-type="float">
            <text:p>0.000309427175671</text:p>
          </table:table-cell>
          <table:table-cell office:value-type="float" office:value="0.000318934923658768" calcext:value-type="float">
            <text:p>0.000318934923659</text:p>
          </table:table-cell>
          <table:table-cell office:value-type="float" office:value="0.000340654080112775" calcext:value-type="float">
            <text:p>0.0003406540801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82536074519157" calcext:value-type="float">
            <text:p>0.000282536074519</text:p>
          </table:table-cell>
          <table:table-cell office:value-type="float" office:value="0.000297091466685136" calcext:value-type="float">
            <text:p>0.000297091466685</text:p>
          </table:table-cell>
          <table:table-cell office:value-type="float" office:value="0.000306921762724717" calcext:value-type="float">
            <text:p>0.000306921762725</text:p>
          </table:table-cell>
          <table:table-cell office:value-type="float" office:value="0.000323319993913174" calcext:value-type="float">
            <text:p>0.0003233199939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71139511217674" calcext:value-type="float">
            <text:p>0.000271139511218</text:p>
          </table:table-cell>
          <table:table-cell office:value-type="float" office:value="0.000280554064859947" calcext:value-type="float">
            <text:p>0.00028055406486</text:p>
          </table:table-cell>
          <table:table-cell office:value-type="float" office:value="0.000295474504431089" calcext:value-type="float">
            <text:p>0.000295474504431</text:p>
          </table:table-cell>
          <table:table-cell office:value-type="float" office:value="0.000324397813528776" calcext:value-type="float">
            <text:p>0.0003243978135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263520268102487" calcext:value-type="float">
            <text:p>0.000263520268102</text:p>
          </table:table-cell>
          <table:table-cell office:value-type="float" office:value="0.000272332411259413" calcext:value-type="float">
            <text:p>0.000272332411259</text:p>
          </table:table-cell>
          <table:table-cell office:value-type="float" office:value="0.000285911963631709" calcext:value-type="float">
            <text:p>0.000285911963632</text:p>
          </table:table-cell>
          <table:table-cell office:value-type="float" office:value="0.000302769678334395" calcext:value-type="float">
            <text:p>0.0003027696783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58156036337217" calcext:value-type="float">
            <text:p>0.000258156036337</text:p>
          </table:table-cell>
          <table:table-cell office:value-type="float" office:value="0.000263312893609206" calcext:value-type="float">
            <text:p>0.000263312893609</text:p>
          </table:table-cell>
          <table:table-cell office:value-type="float" office:value="0.000280457455664873" calcext:value-type="float">
            <text:p>0.000280457455665</text:p>
          </table:table-cell>
          <table:table-cell office:value-type="float" office:value="0.000295190544178088" calcext:value-type="float">
            <text:p>0.0002951905441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249826721847057" calcext:value-type="float">
            <text:p>0.000249826721847</text:p>
          </table:table-cell>
          <table:table-cell office:value-type="float" office:value="0.000257419189438224" calcext:value-type="float">
            <text:p>0.000257419189438</text:p>
          </table:table-cell>
          <table:table-cell office:value-type="float" office:value="0.000270698126405478" calcext:value-type="float">
            <text:p>0.000270698126405</text:p>
          </table:table-cell>
          <table:table-cell office:value-type="float" office:value="0.000289925249914328" calcext:value-type="float">
            <text:p>0.0002899252499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244376327221592" calcext:value-type="float">
            <text:p>0.000244376327222</text:p>
          </table:table-cell>
          <table:table-cell office:value-type="float" office:value="0.00025448080462714" calcext:value-type="float">
            <text:p>0.000254480804627</text:p>
          </table:table-cell>
          <table:table-cell office:value-type="float" office:value="0.000266653764992952" calcext:value-type="float">
            <text:p>0.000266653764993</text:p>
          </table:table-cell>
          <table:table-cell office:value-type="float" office:value="0.000282537223150333" calcext:value-type="float">
            <text:p>0.000282537223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240547846381863" calcext:value-type="float">
            <text:p>0.000240547846382</text:p>
          </table:table-cell>
          <table:table-cell office:value-type="float" office:value="0.000245723423237602" calcext:value-type="float">
            <text:p>0.000245723423238</text:p>
          </table:table-cell>
          <table:table-cell office:value-type="float" office:value="0.000260616404314836" calcext:value-type="float">
            <text:p>0.000260616404315</text:p>
          </table:table-cell>
          <table:table-cell office:value-type="float" office:value="0.000278754470249017" calcext:value-type="float">
            <text:p>0.0002787544702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234771380200982" calcext:value-type="float">
            <text:p>0.000234771380201</text:p>
          </table:table-cell>
          <table:table-cell office:value-type="float" office:value="0.000242448008308808" calcext:value-type="float">
            <text:p>0.000242448008309</text:p>
          </table:table-cell>
          <table:table-cell office:value-type="float" office:value="0.000257300958037376" calcext:value-type="float">
            <text:p>0.000257300958037</text:p>
          </table:table-cell>
          <table:table-cell office:value-type="float" office:value="0.0002765911941727" calcext:value-type="float">
            <text:p>0.0002765911941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230129264915983" calcext:value-type="float">
            <text:p>0.000230129264916</text:p>
          </table:table-cell>
          <table:table-cell office:value-type="float" office:value="0.000237640102083484" calcext:value-type="float">
            <text:p>0.000237640102083</text:p>
          </table:table-cell>
          <table:table-cell office:value-type="float" office:value="0.00026550047720472" calcext:value-type="float">
            <text:p>0.000265500477205</text:p>
          </table:table-cell>
          <table:table-cell office:value-type="float" office:value="0.000268947426229715" calcext:value-type="float">
            <text:p>0.000268947426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229216522226731" calcext:value-type="float">
            <text:p>0.000229216522227</text:p>
          </table:table-cell>
          <table:table-cell office:value-type="float" office:value="0.000233078158150117" calcext:value-type="float">
            <text:p>0.00023307815815</text:p>
          </table:table-cell>
          <table:table-cell office:value-type="float" office:value="0.000246261075759927" calcext:value-type="float">
            <text:p>0.00024626107576</text:p>
          </table:table-cell>
          <table:table-cell office:value-type="float" office:value="0.000264482852071524" calcext:value-type="float">
            <text:p>0.0002644828520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223653732488553" calcext:value-type="float">
            <text:p>0.000223653732489</text:p>
          </table:table-cell>
          <table:table-cell office:value-type="float" office:value="0.000229291059076786" calcext:value-type="float">
            <text:p>0.000229291059077</text:p>
          </table:table-cell>
          <table:table-cell office:value-type="float" office:value="0.000243192724883556" calcext:value-type="float">
            <text:p>0.000243192724884</text:p>
          </table:table-cell>
          <table:table-cell office:value-type="float" office:value="0.000260800682008266" calcext:value-type="float">
            <text:p>0.0002608006820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222529641663035" calcext:value-type="float">
            <text:p>0.000222529641663</text:p>
          </table:table-cell>
          <table:table-cell office:value-type="float" office:value="0.000238305795937777" calcext:value-type="float">
            <text:p>0.000238305795938</text:p>
          </table:table-cell>
          <table:table-cell office:value-type="float" office:value="0.00023866423095266" calcext:value-type="float">
            <text:p>0.000238664230953</text:p>
          </table:table-cell>
          <table:table-cell office:value-type="float" office:value="0.000260100234299898" calcext:value-type="float">
            <text:p>0.00026010023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216348112250368" calcext:value-type="float">
            <text:p>0.00021634811225</text:p>
          </table:table-cell>
          <table:table-cell office:value-type="float" office:value="0.000223252410069108" calcext:value-type="float">
            <text:p>0.000223252410069</text:p>
          </table:table-cell>
          <table:table-cell office:value-type="float" office:value="0.00023605702444911" calcext:value-type="float">
            <text:p>0.000236057024449</text:p>
          </table:table-cell>
          <table:table-cell office:value-type="float" office:value="0.000255441712215543" calcext:value-type="float">
            <text:p>0.0002554417122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231943822776278" calcext:value-type="float">
            <text:p>0.000231943822776</text:p>
          </table:table-cell>
          <table:table-cell office:value-type="float" office:value="0.000225516967475414" calcext:value-type="float">
            <text:p>0.000225516967475</text:p>
          </table:table-cell>
          <table:table-cell office:value-type="float" office:value="0.000232853057483832" calcext:value-type="float">
            <text:p>0.000232853057484</text:p>
          </table:table-cell>
          <table:table-cell office:value-type="float" office:value="0.000252918526530266" calcext:value-type="float">
            <text:p>0.000252918526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211813952773809" calcext:value-type="float">
            <text:p>0.000211813952774</text:p>
          </table:table-cell>
          <table:table-cell office:value-type="float" office:value="0.000218075715626279" calcext:value-type="float">
            <text:p>0.000218075715626</text:p>
          </table:table-cell>
          <table:table-cell office:value-type="float" office:value="0.000232410663738847" calcext:value-type="float">
            <text:p>0.000232410663739</text:p>
          </table:table-cell>
          <table:table-cell office:value-type="float" office:value="0.000249817222356796" calcext:value-type="float">
            <text:p>0.0002498172223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209051882848144" calcext:value-type="float">
            <text:p>0.000209051882848</text:p>
          </table:table-cell>
          <table:table-cell office:value-type="float" office:value="0.000215366606911023" calcext:value-type="float">
            <text:p>0.000215366606911</text:p>
          </table:table-cell>
          <table:table-cell office:value-type="float" office:value="0.000227687663088242" calcext:value-type="float">
            <text:p>0.000227687663088</text:p>
          </table:table-cell>
          <table:table-cell office:value-type="float" office:value="0.000247117892528574" calcext:value-type="float">
            <text:p>0.0002471178925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218905818959077" calcext:value-type="float">
            <text:p>0.000218905818959</text:p>
          </table:table-cell>
          <table:table-cell office:value-type="float" office:value="0.000216404876361291" calcext:value-type="float">
            <text:p>0.000216404876361</text:p>
          </table:table-cell>
          <table:table-cell office:value-type="float" office:value="0.000224993114049236" calcext:value-type="float">
            <text:p>0.000224993114049</text:p>
          </table:table-cell>
          <table:table-cell office:value-type="float" office:value="0.000244818270827333" calcext:value-type="float">
            <text:p>0.0002448182708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204234709963202" calcext:value-type="float">
            <text:p>0.000204234709963</text:p>
          </table:table-cell>
          <table:table-cell office:value-type="float" office:value="0.000211460251982013" calcext:value-type="float">
            <text:p>0.000211460251982</text:p>
          </table:table-cell>
          <table:table-cell office:value-type="float" office:value="0.000223759918784102" calcext:value-type="float">
            <text:p>0.000223759918784</text:p>
          </table:table-cell>
          <table:table-cell office:value-type="float" office:value="0.000242677346492807" calcext:value-type="float">
            <text:p>0.0002426773464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205056446914871" calcext:value-type="float">
            <text:p>0.000205056446915</text:p>
          </table:table-cell>
          <table:table-cell office:value-type="float" office:value="0.000209248686830203" calcext:value-type="float">
            <text:p>0.00020924868683</text:p>
          </table:table-cell>
          <table:table-cell office:value-type="float" office:value="0.000221302624170979" calcext:value-type="float">
            <text:p>0.000221302624171</text:p>
          </table:table-cell>
          <table:table-cell office:value-type="float" office:value="0.000246454061319431" calcext:value-type="float">
            <text:p>0.0002464540613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200226282080015" calcext:value-type="float">
            <text:p>0.00020022628208</text:p>
          </table:table-cell>
          <table:table-cell office:value-type="float" office:value="0.000223746119687955" calcext:value-type="float">
            <text:p>0.000223746119688</text:p>
          </table:table-cell>
          <table:table-cell office:value-type="float" office:value="0.000221633771434426" calcext:value-type="float">
            <text:p>0.000221633771434</text:p>
          </table:table-cell>
          <table:table-cell office:value-type="float" office:value="0.000244938411439458" calcext:value-type="float">
            <text:p>0.0002449384114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198676375051339" calcext:value-type="float">
            <text:p>0.000198676375051</text:p>
          </table:table-cell>
          <table:table-cell office:value-type="float" office:value="0.000206036244829496" calcext:value-type="float">
            <text:p>0.000206036244829</text:p>
          </table:table-cell>
          <table:table-cell office:value-type="float" office:value="0.000220388655240337" calcext:value-type="float">
            <text:p>0.00022038865524</text:p>
          </table:table-cell>
          <table:table-cell office:value-type="float" office:value="0.000239060788104932" calcext:value-type="float">
            <text:p>0.0002390607881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197363132610917" calcext:value-type="float">
            <text:p>0.000197363132611</text:p>
          </table:table-cell>
          <table:table-cell office:value-type="float" office:value="0.000204246196274956" calcext:value-type="float">
            <text:p>0.000204246196275</text:p>
          </table:table-cell>
          <table:table-cell office:value-type="float" office:value="0.00021789666886131" calcext:value-type="float">
            <text:p>0.000217896668861</text:p>
          </table:table-cell>
          <table:table-cell office:value-type="float" office:value="0.000236688693985343" calcext:value-type="float">
            <text:p>0.0002366886939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196585400650899" calcext:value-type="float">
            <text:p>0.000196585400651</text:p>
          </table:table-cell>
          <table:table-cell office:value-type="float" office:value="0.000203321346392234" calcext:value-type="float">
            <text:p>0.000203321346392</text:p>
          </table:table-cell>
          <table:table-cell office:value-type="float" office:value="0.000220825026432673" calcext:value-type="float">
            <text:p>0.000220825026433</text:p>
          </table:table-cell>
          <table:table-cell office:value-type="float" office:value="0.000235166198884447" calcext:value-type="float">
            <text:p>0.0002351661988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194820187365015" calcext:value-type="float">
            <text:p>0.000194820187365</text:p>
          </table:table-cell>
          <table:table-cell office:value-type="float" office:value="0.00020149281869332" calcext:value-type="float">
            <text:p>0.000201492818693</text:p>
          </table:table-cell>
          <table:table-cell office:value-type="float" office:value="0.000213672112052639" calcext:value-type="float">
            <text:p>0.000213672112053</text:p>
          </table:table-cell>
          <table:table-cell office:value-type="float" office:value="0.000233331710721056" calcext:value-type="float">
            <text:p>0.000233331710721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3.5953in" svg:y="0.0394in">
            <draw:object draw:notify-on-update-of-ranges="Sheet2.A1:Sheet2.A1 Sheet2.A2:Sheet2.A31 Sheet2.B1:Sheet2.B1 Sheet2.B2:Sheet2.B31 Sheet2.A1:Sheet2.A1 Sheet2.A2:Sheet2.A31 Sheet2.C1:Sheet2.C1 Sheet2.C2:Sheet2.C31 Sheet2.A1:Sheet2.A1 Sheet2.A2:Sheet2.A31 Sheet2.D1:Sheet2.D1 Sheet2.D2:Sheet2.D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poch</text:p>
          </table:table-cell>
          <table:table-cell table:style-name="ce1" office:value-type="string" calcext:value-type="string">
            <text:p>Noise 50%</text:p>
          </table:table-cell>
          <table:table-cell table:style-name="ce1" office:value-type="string" calcext:value-type="string">
            <text:p>Noise 70%</text:p>
          </table:table-cell>
          <table:table-cell table:style-name="ce1" office:value-type="string" calcext:value-type="string">
            <text:p>Noise 9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840130199988683" calcext:value-type="float">
            <text:p>0.000840130199989</text:p>
          </table:table-cell>
          <table:table-cell office:value-type="float" office:value="0.00102885340650876" calcext:value-type="float">
            <text:p>0.001028853406509</text:p>
          </table:table-cell>
          <table:table-cell office:value-type="float" office:value="0.00143747354547183" calcext:value-type="float">
            <text:p>0.0014374735454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62328993032376" calcext:value-type="float">
            <text:p>0.000623289930324</text:p>
          </table:table-cell>
          <table:table-cell office:value-type="float" office:value="0.000793706315259139" calcext:value-type="float">
            <text:p>0.000793706315259</text:p>
          </table:table-cell>
          <table:table-cell office:value-type="float" office:value="0.00127093531191349" calcext:value-type="float">
            <text:p>0.00127093531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08876952032248" calcext:value-type="float">
            <text:p>0.000508876952032</text:p>
          </table:table-cell>
          <table:table-cell office:value-type="float" office:value="0.000691288026670615" calcext:value-type="float">
            <text:p>0.000691288026671</text:p>
          </table:table-cell>
          <table:table-cell office:value-type="float" office:value="0.00113593178490798" calcext:value-type="float">
            <text:p>0.0011359317849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459160065899293" calcext:value-type="float">
            <text:p>0.000459160065899</text:p>
          </table:table-cell>
          <table:table-cell office:value-type="float" office:value="0.000634892967840036" calcext:value-type="float">
            <text:p>0.00063489296784</text:p>
          </table:table-cell>
          <table:table-cell office:value-type="float" office:value="0.00109657334784667" calcext:value-type="float">
            <text:p>0.0010965733478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438853135953347" calcext:value-type="float">
            <text:p>0.000438853135953</text:p>
          </table:table-cell>
          <table:table-cell office:value-type="float" office:value="0.000581300631165504" calcext:value-type="float">
            <text:p>0.000581300631166</text:p>
          </table:table-cell>
          <table:table-cell office:value-type="float" office:value="0.00107257204751174" calcext:value-type="float">
            <text:p>0.0010725720475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424599926918745" calcext:value-type="float">
            <text:p>0.000424599926919</text:p>
          </table:table-cell>
          <table:table-cell office:value-type="float" office:value="0.000544253115852674" calcext:value-type="float">
            <text:p>0.000544253115853</text:p>
          </table:table-cell>
          <table:table-cell office:value-type="float" office:value="0.00105530172586441" calcext:value-type="float">
            <text:p>0.0010553017258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413254586358865" calcext:value-type="float">
            <text:p>0.000413254586359</text:p>
          </table:table-cell>
          <table:table-cell office:value-type="float" office:value="0.000522064852217833" calcext:value-type="float">
            <text:p>0.000522064852218</text:p>
          </table:table-cell>
          <table:table-cell office:value-type="float" office:value="0.00103110615164042" calcext:value-type="float">
            <text:p>0.001031106151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404104217886925" calcext:value-type="float">
            <text:p>0.000404104217887</text:p>
          </table:table-cell>
          <table:table-cell office:value-type="float" office:value="0.000510442970941464" calcext:value-type="float">
            <text:p>0.000510442970941</text:p>
          </table:table-cell>
          <table:table-cell office:value-type="float" office:value="0.00101127674182256" calcext:value-type="float">
            <text:p>0.0010112767418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39431732147932" calcext:value-type="float">
            <text:p>0.000394317321479</text:p>
          </table:table-cell>
          <table:table-cell office:value-type="float" office:value="0.000499215256422758" calcext:value-type="float">
            <text:p>0.000499215256423</text:p>
          </table:table-cell>
          <table:table-cell office:value-type="float" office:value="0.00099233773847421" calcext:value-type="float">
            <text:p>0.0009923377384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86409740895033" calcext:value-type="float">
            <text:p>0.000386409740895</text:p>
          </table:table-cell>
          <table:table-cell office:value-type="float" office:value="0.000492301738510529" calcext:value-type="float">
            <text:p>0.000492301738511</text:p>
          </table:table-cell>
          <table:table-cell office:value-type="float" office:value="0.000977943340937297" calcext:value-type="float">
            <text:p>0.0009779433409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38022439305981" calcext:value-type="float">
            <text:p>0.00038022439306</text:p>
          </table:table-cell>
          <table:table-cell office:value-type="float" office:value="0.000484126371641954" calcext:value-type="float">
            <text:p>0.000484126371642</text:p>
          </table:table-cell>
          <table:table-cell office:value-type="float" office:value="0.000967235118150711" calcext:value-type="float">
            <text:p>0.0009672351181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375833828002214" calcext:value-type="float">
            <text:p>0.000375833828002</text:p>
          </table:table-cell>
          <table:table-cell office:value-type="float" office:value="0.0004780363291502" calcext:value-type="float">
            <text:p>0.00047803632915</text:p>
          </table:table-cell>
          <table:table-cell office:value-type="float" office:value="0.000957999502619107" calcext:value-type="float">
            <text:p>0.0009579995026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37096527715524" calcext:value-type="float">
            <text:p>0.000370965277155</text:p>
          </table:table-cell>
          <table:table-cell office:value-type="float" office:value="0.000472956274946531" calcext:value-type="float">
            <text:p>0.000472956274947</text:p>
          </table:table-cell>
          <table:table-cell office:value-type="float" office:value="0.00094963318357865" calcext:value-type="float">
            <text:p>0.0009496331835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366013031452894" calcext:value-type="float">
            <text:p>0.000366013031453</text:p>
          </table:table-cell>
          <table:table-cell office:value-type="float" office:value="0.000468377551684777" calcext:value-type="float">
            <text:p>0.000468377551685</text:p>
          </table:table-cell>
          <table:table-cell office:value-type="float" office:value="0.000948194166024526" calcext:value-type="float">
            <text:p>0.0009481941660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361662264913321" calcext:value-type="float">
            <text:p>0.000361662264913</text:p>
          </table:table-cell>
          <table:table-cell office:value-type="float" office:value="0.000464423559606075" calcext:value-type="float">
            <text:p>0.000464423559606</text:p>
          </table:table-cell>
          <table:table-cell office:value-type="float" office:value="0.000942786534627279" calcext:value-type="float">
            <text:p>0.0009427865346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359198357909918" calcext:value-type="float">
            <text:p>0.00035919835791</text:p>
          </table:table-cell>
          <table:table-cell office:value-type="float" office:value="0.000460902849833171" calcext:value-type="float">
            <text:p>0.000460902849833</text:p>
          </table:table-cell>
          <table:table-cell office:value-type="float" office:value="0.000936845503747463" calcext:value-type="float">
            <text:p>0.0009368455037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358530537535747" calcext:value-type="float">
            <text:p>0.000358530537536</text:p>
          </table:table-cell>
          <table:table-cell office:value-type="float" office:value="0.000457782422502836" calcext:value-type="float">
            <text:p>0.000457782422503</text:p>
          </table:table-cell>
          <table:table-cell office:value-type="float" office:value="0.000929204002022743" calcext:value-type="float">
            <text:p>0.0009292040020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348361333211263" calcext:value-type="float">
            <text:p>0.000348361333211</text:p>
          </table:table-cell>
          <table:table-cell office:value-type="float" office:value="0.0004548914420108" calcext:value-type="float">
            <text:p>0.000454891442011</text:p>
          </table:table-cell>
          <table:table-cell office:value-type="float" office:value="0.000919662664333979" calcext:value-type="float">
            <text:p>0.0009196626643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344813490907351" calcext:value-type="float">
            <text:p>0.000344813490907</text:p>
          </table:table-cell>
          <table:table-cell office:value-type="float" office:value="0.000452121440321207" calcext:value-type="float">
            <text:p>0.000452121440321</text:p>
          </table:table-cell>
          <table:table-cell office:value-type="float" office:value="0.00091245969136556" calcext:value-type="float">
            <text:p>0.0009124596913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341988975803057" calcext:value-type="float">
            <text:p>0.000341988975803</text:p>
          </table:table-cell>
          <table:table-cell office:value-type="float" office:value="0.000449395614365737" calcext:value-type="float">
            <text:p>0.000449395614366</text:p>
          </table:table-cell>
          <table:table-cell office:value-type="float" office:value="0.000905903490881125" calcext:value-type="float">
            <text:p>0.0009059034908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339427528282007" calcext:value-type="float">
            <text:p>0.000339427528282</text:p>
          </table:table-cell>
          <table:table-cell office:value-type="float" office:value="0.00044678437213103" calcext:value-type="float">
            <text:p>0.000446784372131</text:p>
          </table:table-cell>
          <table:table-cell office:value-type="float" office:value="0.000899735589822133" calcext:value-type="float">
            <text:p>0.0008997355898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337014130006234" calcext:value-type="float">
            <text:p>0.000337014130006</text:p>
          </table:table-cell>
          <table:table-cell office:value-type="float" office:value="0.000444467303653558" calcext:value-type="float">
            <text:p>0.000444467303654</text:p>
          </table:table-cell>
          <table:table-cell office:value-type="float" office:value="0.000894526702662309" calcext:value-type="float">
            <text:p>0.0008945267026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334738070766131" calcext:value-type="float">
            <text:p>0.000334738070766</text:p>
          </table:table-cell>
          <table:table-cell office:value-type="float" office:value="0.000442387318859498" calcext:value-type="float">
            <text:p>0.000442387318859</text:p>
          </table:table-cell>
          <table:table-cell office:value-type="float" office:value="0.000894785299897194" calcext:value-type="float">
            <text:p>0.0008947852998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332525124152501" calcext:value-type="float">
            <text:p>0.000332525124153</text:p>
          </table:table-cell>
          <table:table-cell office:value-type="float" office:value="0.000440308762093385" calcext:value-type="float">
            <text:p>0.000440308762093</text:p>
          </table:table-cell>
          <table:table-cell office:value-type="float" office:value="0.000891988351941109" calcext:value-type="float">
            <text:p>0.0008919883519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330748533209165" calcext:value-type="float">
            <text:p>0.000330748533209</text:p>
          </table:table-cell>
          <table:table-cell office:value-type="float" office:value="0.000438107394923766" calcext:value-type="float">
            <text:p>0.000438107394924</text:p>
          </table:table-cell>
          <table:table-cell office:value-type="float" office:value="0.000883980219562848" calcext:value-type="float">
            <text:p>0.0008839802195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328775371114413" calcext:value-type="float">
            <text:p>0.000328775371114</text:p>
          </table:table-cell>
          <table:table-cell office:value-type="float" office:value="0.000436094185958306" calcext:value-type="float">
            <text:p>0.000436094185958</text:p>
          </table:table-cell>
          <table:table-cell office:value-type="float" office:value="0.000911790629227956" calcext:value-type="float">
            <text:p>0.0009117906292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326673438151677" calcext:value-type="float">
            <text:p>0.000326673438152</text:p>
          </table:table-cell>
          <table:table-cell office:value-type="float" office:value="0.000434117050220569" calcext:value-type="float">
            <text:p>0.000434117050221</text:p>
          </table:table-cell>
          <table:table-cell office:value-type="float" office:value="0.000879219298561414" calcext:value-type="float">
            <text:p>0.0008792192985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324709403018157" calcext:value-type="float">
            <text:p>0.000324709403018</text:p>
          </table:table-cell>
          <table:table-cell office:value-type="float" office:value="0.000432293396443129" calcext:value-type="float">
            <text:p>0.000432293396443</text:p>
          </table:table-cell>
          <table:table-cell office:value-type="float" office:value="0.000875892179707686" calcext:value-type="float">
            <text:p>0.0008758921797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323056398580472" calcext:value-type="float">
            <text:p>0.00032305639858</text:p>
          </table:table-cell>
          <table:table-cell office:value-type="float" office:value="0.000430507926891247" calcext:value-type="float">
            <text:p>0.000430507926891</text:p>
          </table:table-cell>
          <table:table-cell office:value-type="float" office:value="0.000874613970518112" calcext:value-type="float">
            <text:p>0.0008746139705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321785112222036" calcext:value-type="float">
            <text:p>0.000321785112222</text:p>
          </table:table-cell>
          <table:table-cell office:value-type="float" office:value="0.000428948427240054" calcext:value-type="float">
            <text:p>0.00042894842724</text:p>
          </table:table-cell>
          <table:table-cell office:value-type="float" office:value="0.000872938086589177" calcext:value-type="float">
            <text:p>0.0008729380865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8T00:01:17.614528578</dc:date>
    <meta:editing-duration>PT5H13M38S</meta:editing-duration>
    <meta:editing-cycles>1</meta:editing-cycles>
    <meta:document-statistic meta:table-count="2" meta:cell-count="279" meta:object-count="2"/>
    <meta:generator>LibreOffice/6.4.4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07cm" svg:y="0.316cm" chart:style-name="ch2">
          <text:p>Convergence</text:p>
        </chart:title>
        <chart:subtitle svg:x="7.215cm" svg:y="1.275cm" chart:style-name="ch3">
          <text:p>Denoise</text:p>
        </chart:subtitle>
        <chart:legend chart:legend-position="end" svg:x="12.989cm" svg:y="3.454cm" style:legend-expansion="high" chart:style-name="ch4"/>
        <chart:plot-area chart:style-name="ch5" table:cell-range-address="'fashion_mnist_ae_N50_p0.01.bson'.A1:'fashion_mnist_ae_N50_p0.01.bson'.E31" chart:data-source-has-labels="row" svg:x="1.331cm" svg:y="2.138cm" svg:width="11.338cm" svg:height="5.701cm">
          <chartooo:coordinate-region svg:x="2.614cm" svg:y="2.337cm" svg:width="9.868cm" svg:height="4.855cm"/>
          <chart:axis chart:dimension="x" chart:name="primary-x" chart:style-name="ch6">
            <chart:title svg:x="6.48cm" svg:y="8.019cm" chart:style-name="ch7">
              <text:p>Epoch</text:p>
            </chart:title>
          </chart:axis>
          <chart:axis chart:dimension="y" chart:name="primary-y" chart:style-name="ch6">
            <chart:title svg:x="0.451cm" svg:y="5.773cm" chart:style-name="ch8">
              <text:p>MSE Loss</text:p>
            </chart:title>
            <chart:grid chart:style-name="ch9" chart:class="major"/>
          </chart:axis>
          <chart:series chart:style-name="ch10" chart:values-cell-range-address="'fashion_mnist_ae_N50_p0.01.bson'.B2:'fashion_mnist_ae_N50_p0.01.bson'.B31" chart:label-cell-address="'fashion_mnist_ae_N50_p0.01.bson'.B1:'fashion_mnist_ae_N50_p0.01.bson'.B1" chart:class="chart:scatter">
            <chart:domain table:cell-range-address="'fashion_mnist_ae_N50_p0.01.bson'.A2:'fashion_mnist_ae_N50_p0.01.bson'.A31"/>
            <chart:data-point chart:repeated="30"/>
          </chart:series>
          <chart:series chart:style-name="ch11" chart:values-cell-range-address="'fashion_mnist_ae_N50_p0.01.bson'.C2:'fashion_mnist_ae_N50_p0.01.bson'.C31" chart:label-cell-address="'fashion_mnist_ae_N50_p0.01.bson'.C1:'fashion_mnist_ae_N50_p0.01.bson'.C1" chart:class="chart:scatter">
            <chart:data-point chart:repeated="30"/>
          </chart:series>
          <chart:series chart:style-name="ch12" chart:values-cell-range-address="'fashion_mnist_ae_N50_p0.01.bson'.D2:'fashion_mnist_ae_N50_p0.01.bson'.D31" chart:label-cell-address="'fashion_mnist_ae_N50_p0.01.bson'.D1:'fashion_mnist_ae_N50_p0.01.bson'.D1" chart:class="chart:scatter">
            <chart:data-point chart:repeated="30"/>
          </chart:series>
          <chart:series chart:style-name="ch13" chart:values-cell-range-address="'fashion_mnist_ae_N50_p0.01.bson'.E2:'fashion_mnist_ae_N50_p0.01.bson'.E31" chart:label-cell-address="'fashion_mnist_ae_N50_p0.01.bson'.E1:'fashion_mnist_ae_N50_p0.01.bson'.E1" chart:class="chart:scatter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ise 1%</text:p>
                <draw:g>
                  <svg:desc>'fashion_mnist_ae_N50_p0.01.bson'.B1:'fashion_mnist_ae_N50_p0.01.bson'.B1</svg:desc>
                </draw:g>
              </table:table-cell>
              <table:table-cell office:value-type="string">
                <text:p>Noise 5%</text:p>
                <draw:g>
                  <svg:desc>'fashion_mnist_ae_N50_p0.01.bson'.C1:'fashion_mnist_ae_N50_p0.01.bson'.C1</svg:desc>
                </draw:g>
              </table:table-cell>
              <table:table-cell office:value-type="string">
                <text:p>Noise 10%</text:p>
                <draw:g>
                  <svg:desc>'fashion_mnist_ae_N50_p0.01.bson'.D1:'fashion_mnist_ae_N50_p0.01.bson'.D1</svg:desc>
                </draw:g>
              </table:table-cell>
              <table:table-cell office:value-type="string">
                <text:p>Noise 20%</text:p>
                <draw:g>
                  <svg:desc>'fashion_mnist_ae_N50_p0.01.bson'.E1:'fashion_mnist_ae_N50_p0.01.bson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ashion_mnist_ae_N50_p0.01.bson'.A2:'fashion_mnist_ae_N50_p0.01.bson'.A31</svg:desc>
                </draw:g>
              </table:table-cell>
              <table:table-cell office:value-type="float" office:value="0.000740823770562808">
                <text:p>0.000740823770562808</text:p>
                <draw:g>
                  <svg:desc>'fashion_mnist_ae_N50_p0.01.bson'.B2:'fashion_mnist_ae_N50_p0.01.bson'.B31</svg:desc>
                </draw:g>
              </table:table-cell>
              <table:table-cell office:value-type="float" office:value="0.000715602065126101">
                <text:p>0.000715602065126101</text:p>
                <draw:g>
                  <svg:desc>'fashion_mnist_ae_N50_p0.01.bson'.C2:'fashion_mnist_ae_N50_p0.01.bson'.C31</svg:desc>
                </draw:g>
              </table:table-cell>
              <table:table-cell office:value-type="float" office:value="0.000693178735673428">
                <text:p>0.000693178735673428</text:p>
                <draw:g>
                  <svg:desc>'fashion_mnist_ae_N50_p0.01.bson'.D2:'fashion_mnist_ae_N50_p0.01.bson'.D31</svg:desc>
                </draw:g>
              </table:table-cell>
              <table:table-cell office:value-type="float" office:value="0.000728483684360981">
                <text:p>0.000728483684360981</text:p>
                <draw:g>
                  <svg:desc>'fashion_mnist_ae_N50_p0.01.bson'.E2:'fashion_mnist_ae_N50_p0.01.bson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54129527012507">
                <text:p>0.000454129527012507</text:p>
              </table:table-cell>
              <table:table-cell office:value-type="float" office:value="0.000454717750350634">
                <text:p>0.000454717750350634</text:p>
              </table:table-cell>
              <table:table-cell office:value-type="float" office:value="0.000459266795466344">
                <text:p>0.000459266795466344</text:p>
              </table:table-cell>
              <table:table-cell office:value-type="float" office:value="0.000478694401681423">
                <text:p>0.000478694401681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389531844606002">
                <text:p>0.000389531844606002</text:p>
              </table:table-cell>
              <table:table-cell office:value-type="float" office:value="0.000399827025830746">
                <text:p>0.000399827025830746</text:p>
              </table:table-cell>
              <table:table-cell office:value-type="float" office:value="0.000395907182246447">
                <text:p>0.000395907182246447</text:p>
              </table:table-cell>
              <table:table-cell office:value-type="float" office:value="0.00041046654805541">
                <text:p>0.000410466548055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347413898756107">
                <text:p>0.000347413898756107</text:p>
              </table:table-cell>
              <table:table-cell office:value-type="float" office:value="0.000352987709144751">
                <text:p>0.000352987709144751</text:p>
              </table:table-cell>
              <table:table-cell office:value-type="float" office:value="0.000358955717335145">
                <text:p>0.000358955717335145</text:p>
              </table:table-cell>
              <table:table-cell office:value-type="float" office:value="0.000378105882555246">
                <text:p>0.000378105882555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315628635386626">
                <text:p>0.000315628635386626</text:p>
              </table:table-cell>
              <table:table-cell office:value-type="float" office:value="0.000331034914900859">
                <text:p>0.000331034914900859</text:p>
              </table:table-cell>
              <table:table-cell office:value-type="float" office:value="0.000338512876381477">
                <text:p>0.000338512876381477</text:p>
              </table:table-cell>
              <table:table-cell office:value-type="float" office:value="0.000354608427733183">
                <text:p>0.000354608427733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298214331269264">
                <text:p>0.000298214331269264</text:p>
              </table:table-cell>
              <table:table-cell office:value-type="float" office:value="0.000309427175670862">
                <text:p>0.000309427175670862</text:p>
              </table:table-cell>
              <table:table-cell office:value-type="float" office:value="0.000318934923658768">
                <text:p>0.000318934923658768</text:p>
              </table:table-cell>
              <table:table-cell office:value-type="float" office:value="0.000340654080112775">
                <text:p>0.000340654080112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282536074519157">
                <text:p>0.000282536074519157</text:p>
              </table:table-cell>
              <table:table-cell office:value-type="float" office:value="0.000297091466685136">
                <text:p>0.000297091466685136</text:p>
              </table:table-cell>
              <table:table-cell office:value-type="float" office:value="0.000306921762724717">
                <text:p>0.000306921762724717</text:p>
              </table:table-cell>
              <table:table-cell office:value-type="float" office:value="0.000323319993913174">
                <text:p>0.000323319993913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271139511217674">
                <text:p>0.000271139511217674</text:p>
              </table:table-cell>
              <table:table-cell office:value-type="float" office:value="0.000280554064859947">
                <text:p>0.000280554064859947</text:p>
              </table:table-cell>
              <table:table-cell office:value-type="float" office:value="0.000295474504431089">
                <text:p>0.000295474504431089</text:p>
              </table:table-cell>
              <table:table-cell office:value-type="float" office:value="0.000324397813528776">
                <text:p>0.000324397813528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263520268102487">
                <text:p>0.000263520268102487</text:p>
              </table:table-cell>
              <table:table-cell office:value-type="float" office:value="0.000272332411259413">
                <text:p>0.000272332411259413</text:p>
              </table:table-cell>
              <table:table-cell office:value-type="float" office:value="0.000285911963631709">
                <text:p>0.000285911963631709</text:p>
              </table:table-cell>
              <table:table-cell office:value-type="float" office:value="0.000302769678334395">
                <text:p>0.000302769678334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258156036337217">
                <text:p>0.000258156036337217</text:p>
              </table:table-cell>
              <table:table-cell office:value-type="float" office:value="0.000263312893609206">
                <text:p>0.000263312893609206</text:p>
              </table:table-cell>
              <table:table-cell office:value-type="float" office:value="0.000280457455664873">
                <text:p>0.000280457455664873</text:p>
              </table:table-cell>
              <table:table-cell office:value-type="float" office:value="0.000295190544178088">
                <text:p>0.000295190544178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249826721847057">
                <text:p>0.000249826721847057</text:p>
              </table:table-cell>
              <table:table-cell office:value-type="float" office:value="0.000257419189438224">
                <text:p>0.000257419189438224</text:p>
              </table:table-cell>
              <table:table-cell office:value-type="float" office:value="0.000270698126405478">
                <text:p>0.000270698126405478</text:p>
              </table:table-cell>
              <table:table-cell office:value-type="float" office:value="0.000289925249914328">
                <text:p>0.000289925249914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244376327221592">
                <text:p>0.000244376327221592</text:p>
              </table:table-cell>
              <table:table-cell office:value-type="float" office:value="0.00025448080462714">
                <text:p>0.00025448080462714</text:p>
              </table:table-cell>
              <table:table-cell office:value-type="float" office:value="0.000266653764992952">
                <text:p>0.000266653764992952</text:p>
              </table:table-cell>
              <table:table-cell office:value-type="float" office:value="0.000282537223150333">
                <text:p>0.000282537223150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240547846381863">
                <text:p>0.000240547846381863</text:p>
              </table:table-cell>
              <table:table-cell office:value-type="float" office:value="0.000245723423237602">
                <text:p>0.000245723423237602</text:p>
              </table:table-cell>
              <table:table-cell office:value-type="float" office:value="0.000260616404314836">
                <text:p>0.000260616404314836</text:p>
              </table:table-cell>
              <table:table-cell office:value-type="float" office:value="0.000278754470249017">
                <text:p>0.000278754470249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234771380200982">
                <text:p>0.000234771380200982</text:p>
              </table:table-cell>
              <table:table-cell office:value-type="float" office:value="0.000242448008308808">
                <text:p>0.000242448008308808</text:p>
              </table:table-cell>
              <table:table-cell office:value-type="float" office:value="0.000257300958037376">
                <text:p>0.000257300958037376</text:p>
              </table:table-cell>
              <table:table-cell office:value-type="float" office:value="0.0002765911941727">
                <text:p>0.0002765911941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230129264915983">
                <text:p>0.000230129264915983</text:p>
              </table:table-cell>
              <table:table-cell office:value-type="float" office:value="0.000237640102083484">
                <text:p>0.000237640102083484</text:p>
              </table:table-cell>
              <table:table-cell office:value-type="float" office:value="0.00026550047720472">
                <text:p>0.00026550047720472</text:p>
              </table:table-cell>
              <table:table-cell office:value-type="float" office:value="0.000268947426229715">
                <text:p>0.000268947426229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229216522226731">
                <text:p>0.000229216522226731</text:p>
              </table:table-cell>
              <table:table-cell office:value-type="float" office:value="0.000233078158150117">
                <text:p>0.000233078158150117</text:p>
              </table:table-cell>
              <table:table-cell office:value-type="float" office:value="0.000246261075759927">
                <text:p>0.000246261075759927</text:p>
              </table:table-cell>
              <table:table-cell office:value-type="float" office:value="0.000264482852071524">
                <text:p>0.0002644828520715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223653732488553">
                <text:p>0.000223653732488553</text:p>
              </table:table-cell>
              <table:table-cell office:value-type="float" office:value="0.000229291059076786">
                <text:p>0.000229291059076786</text:p>
              </table:table-cell>
              <table:table-cell office:value-type="float" office:value="0.000243192724883556">
                <text:p>0.000243192724883556</text:p>
              </table:table-cell>
              <table:table-cell office:value-type="float" office:value="0.000260800682008266">
                <text:p>0.0002608006820082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222529641663035">
                <text:p>0.000222529641663035</text:p>
              </table:table-cell>
              <table:table-cell office:value-type="float" office:value="0.000238305795937777">
                <text:p>0.000238305795937777</text:p>
              </table:table-cell>
              <table:table-cell office:value-type="float" office:value="0.00023866423095266">
                <text:p>0.00023866423095266</text:p>
              </table:table-cell>
              <table:table-cell office:value-type="float" office:value="0.000260100234299898">
                <text:p>0.0002601002342998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216348112250368">
                <text:p>0.000216348112250368</text:p>
              </table:table-cell>
              <table:table-cell office:value-type="float" office:value="0.000223252410069108">
                <text:p>0.000223252410069108</text:p>
              </table:table-cell>
              <table:table-cell office:value-type="float" office:value="0.00023605702444911">
                <text:p>0.00023605702444911</text:p>
              </table:table-cell>
              <table:table-cell office:value-type="float" office:value="0.000255441712215543">
                <text:p>0.0002554417122155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231943822776278">
                <text:p>0.000231943822776278</text:p>
              </table:table-cell>
              <table:table-cell office:value-type="float" office:value="0.000225516967475414">
                <text:p>0.000225516967475414</text:p>
              </table:table-cell>
              <table:table-cell office:value-type="float" office:value="0.000232853057483832">
                <text:p>0.000232853057483832</text:p>
              </table:table-cell>
              <table:table-cell office:value-type="float" office:value="0.000252918526530266">
                <text:p>0.0002529185265302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0211813952773809">
                <text:p>0.000211813952773809</text:p>
              </table:table-cell>
              <table:table-cell office:value-type="float" office:value="0.000218075715626279">
                <text:p>0.000218075715626279</text:p>
              </table:table-cell>
              <table:table-cell office:value-type="float" office:value="0.000232410663738847">
                <text:p>0.000232410663738847</text:p>
              </table:table-cell>
              <table:table-cell office:value-type="float" office:value="0.000249817222356796">
                <text:p>0.0002498172223567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209051882848144">
                <text:p>0.000209051882848144</text:p>
              </table:table-cell>
              <table:table-cell office:value-type="float" office:value="0.000215366606911023">
                <text:p>0.000215366606911023</text:p>
              </table:table-cell>
              <table:table-cell office:value-type="float" office:value="0.000227687663088242">
                <text:p>0.000227687663088242</text:p>
              </table:table-cell>
              <table:table-cell office:value-type="float" office:value="0.000247117892528574">
                <text:p>0.0002471178925285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218905818959077">
                <text:p>0.000218905818959077</text:p>
              </table:table-cell>
              <table:table-cell office:value-type="float" office:value="0.000216404876361291">
                <text:p>0.000216404876361291</text:p>
              </table:table-cell>
              <table:table-cell office:value-type="float" office:value="0.000224993114049236">
                <text:p>0.000224993114049236</text:p>
              </table:table-cell>
              <table:table-cell office:value-type="float" office:value="0.000244818270827333">
                <text:p>0.000244818270827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204234709963202">
                <text:p>0.000204234709963202</text:p>
              </table:table-cell>
              <table:table-cell office:value-type="float" office:value="0.000211460251982013">
                <text:p>0.000211460251982013</text:p>
              </table:table-cell>
              <table:table-cell office:value-type="float" office:value="0.000223759918784102">
                <text:p>0.000223759918784102</text:p>
              </table:table-cell>
              <table:table-cell office:value-type="float" office:value="0.000242677346492807">
                <text:p>0.0002426773464928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205056446914871">
                <text:p>0.000205056446914871</text:p>
              </table:table-cell>
              <table:table-cell office:value-type="float" office:value="0.000209248686830203">
                <text:p>0.000209248686830203</text:p>
              </table:table-cell>
              <table:table-cell office:value-type="float" office:value="0.000221302624170979">
                <text:p>0.000221302624170979</text:p>
              </table:table-cell>
              <table:table-cell office:value-type="float" office:value="0.000246454061319431">
                <text:p>0.0002464540613194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200226282080015">
                <text:p>0.000200226282080015</text:p>
              </table:table-cell>
              <table:table-cell office:value-type="float" office:value="0.000223746119687955">
                <text:p>0.000223746119687955</text:p>
              </table:table-cell>
              <table:table-cell office:value-type="float" office:value="0.000221633771434426">
                <text:p>0.000221633771434426</text:p>
              </table:table-cell>
              <table:table-cell office:value-type="float" office:value="0.000244938411439458">
                <text:p>0.0002449384114394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198676375051339">
                <text:p>0.000198676375051339</text:p>
              </table:table-cell>
              <table:table-cell office:value-type="float" office:value="0.000206036244829496">
                <text:p>0.000206036244829496</text:p>
              </table:table-cell>
              <table:table-cell office:value-type="float" office:value="0.000220388655240337">
                <text:p>0.000220388655240337</text:p>
              </table:table-cell>
              <table:table-cell office:value-type="float" office:value="0.000239060788104932">
                <text:p>0.0002390607881049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197363132610917">
                <text:p>0.000197363132610917</text:p>
              </table:table-cell>
              <table:table-cell office:value-type="float" office:value="0.000204246196274956">
                <text:p>0.000204246196274956</text:p>
              </table:table-cell>
              <table:table-cell office:value-type="float" office:value="0.00021789666886131">
                <text:p>0.00021789666886131</text:p>
              </table:table-cell>
              <table:table-cell office:value-type="float" office:value="0.000236688693985343">
                <text:p>0.0002366886939853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0196585400650899">
                <text:p>0.000196585400650899</text:p>
              </table:table-cell>
              <table:table-cell office:value-type="float" office:value="0.000203321346392234">
                <text:p>0.000203321346392234</text:p>
              </table:table-cell>
              <table:table-cell office:value-type="float" office:value="0.000220825026432673">
                <text:p>0.000220825026432673</text:p>
              </table:table-cell>
              <table:table-cell office:value-type="float" office:value="0.000235166198884447">
                <text:p>0.0002351661988844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194820187365015">
                <text:p>0.000194820187365015</text:p>
              </table:table-cell>
              <table:table-cell office:value-type="float" office:value="0.00020149281869332">
                <text:p>0.00020149281869332</text:p>
              </table:table-cell>
              <table:table-cell office:value-type="float" office:value="0.000213672112052639">
                <text:p>0.000213672112052639</text:p>
              </table:table-cell>
              <table:table-cell office:value-type="float" office:value="0.000233331710721056">
                <text:p>0.000233331710721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07cm" svg:y="0.316cm" chart:style-name="ch2">
          <text:p>Convergence</text:p>
        </chart:title>
        <chart:subtitle svg:x="7.215cm" svg:y="1.275cm" chart:style-name="ch3">
          <text:p>Denoise</text:p>
        </chart:subtitle>
        <chart:legend chart:legend-position="end" svg:x="12.989cm" svg:y="3.703cm" style:legend-expansion="high" chart:style-name="ch4"/>
        <chart:plot-area chart:style-name="ch5" table:cell-range-address="Sheet2.A1:Sheet2.D31" chart:data-source-has-labels="row" svg:x="1.331cm" svg:y="2.138cm" svg:width="11.338cm" svg:height="5.701cm">
          <chartooo:coordinate-region svg:x="2.614cm" svg:y="2.337cm" svg:width="9.868cm" svg:height="4.855cm"/>
          <chart:axis chart:dimension="x" chart:name="primary-x" chart:style-name="ch6">
            <chart:title svg:x="6.48cm" svg:y="8.019cm" chart:style-name="ch7">
              <text:p>Epoch</text:p>
            </chart:title>
          </chart:axis>
          <chart:axis chart:dimension="y" chart:name="primary-y" chart:style-name="ch6">
            <chart:title svg:x="0.451cm" svg:y="5.773cm" chart:style-name="ch8">
              <text:p>MSE Loss</text:p>
            </chart:title>
            <chart:grid chart:style-name="ch9" chart:class="major"/>
          </chart:axis>
          <chart:series chart:style-name="ch10" chart:values-cell-range-address="Sheet2.B2:Sheet2.B31" chart:label-cell-address="Sheet2.B1:Sheet2.B1" chart:class="chart:scatter">
            <chart:domain table:cell-range-address="Sheet2.A2:Sheet2.A31"/>
            <chart:data-point chart:repeated="30"/>
          </chart:series>
          <chart:series chart:style-name="ch11" chart:values-cell-range-address="Sheet2.C2:Sheet2.C31" chart:label-cell-address="Sheet2.C1:Sheet2.C1" chart:class="chart:scatter">
            <chart:data-point chart:repeated="30"/>
          </chart:series>
          <chart:series chart:style-name="ch12" chart:values-cell-range-address="Sheet2.D2:Sheet2.D31" chart:label-cell-address="Sheet2.D1:Sheet2.D1" chart:class="chart:scatte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ise 50%</text:p>
                <draw:g>
                  <svg:desc>Sheet2.B1:Sheet2.B1</svg:desc>
                </draw:g>
              </table:table-cell>
              <table:table-cell office:value-type="string">
                <text:p>Noise 70%</text:p>
                <draw:g>
                  <svg:desc>Sheet2.C1:Sheet2.C1</svg:desc>
                </draw:g>
              </table:table-cell>
              <table:table-cell office:value-type="string">
                <text:p>Noise 90%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31</svg:desc>
                </draw:g>
              </table:table-cell>
              <table:table-cell office:value-type="float" office:value="0.000840130199988683">
                <text:p>0.000840130199988683</text:p>
                <draw:g>
                  <svg:desc>Sheet2.B2:Sheet2.B31</svg:desc>
                </draw:g>
              </table:table-cell>
              <table:table-cell office:value-type="float" office:value="0.00102885340650876">
                <text:p>0.00102885340650876</text:p>
                <draw:g>
                  <svg:desc>Sheet2.C2:Sheet2.C31</svg:desc>
                </draw:g>
              </table:table-cell>
              <table:table-cell office:value-type="float" office:value="0.00143747354547183">
                <text:p>0.00143747354547183</text:p>
                <draw:g>
                  <svg:desc>Sheet2.D2:Sheet2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62328993032376">
                <text:p>0.00062328993032376</text:p>
              </table:table-cell>
              <table:table-cell office:value-type="float" office:value="0.000793706315259139">
                <text:p>0.000793706315259139</text:p>
              </table:table-cell>
              <table:table-cell office:value-type="float" office:value="0.00127093531191349">
                <text:p>0.00127093531191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508876952032248">
                <text:p>0.000508876952032248</text:p>
              </table:table-cell>
              <table:table-cell office:value-type="float" office:value="0.000691288026670615">
                <text:p>0.000691288026670615</text:p>
              </table:table-cell>
              <table:table-cell office:value-type="float" office:value="0.00113593178490798">
                <text:p>0.00113593178490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459160065899293">
                <text:p>0.000459160065899293</text:p>
              </table:table-cell>
              <table:table-cell office:value-type="float" office:value="0.000634892967840036">
                <text:p>0.000634892967840036</text:p>
              </table:table-cell>
              <table:table-cell office:value-type="float" office:value="0.00109657334784667">
                <text:p>0.00109657334784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438853135953347">
                <text:p>0.000438853135953347</text:p>
              </table:table-cell>
              <table:table-cell office:value-type="float" office:value="0.000581300631165504">
                <text:p>0.000581300631165504</text:p>
              </table:table-cell>
              <table:table-cell office:value-type="float" office:value="0.00107257204751174">
                <text:p>0.00107257204751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424599926918745">
                <text:p>0.000424599926918745</text:p>
              </table:table-cell>
              <table:table-cell office:value-type="float" office:value="0.000544253115852674">
                <text:p>0.000544253115852674</text:p>
              </table:table-cell>
              <table:table-cell office:value-type="float" office:value="0.00105530172586441">
                <text:p>0.00105530172586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413254586358865">
                <text:p>0.000413254586358865</text:p>
              </table:table-cell>
              <table:table-cell office:value-type="float" office:value="0.000522064852217833">
                <text:p>0.000522064852217833</text:p>
              </table:table-cell>
              <table:table-cell office:value-type="float" office:value="0.00103110615164042">
                <text:p>0.00103110615164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404104217886925">
                <text:p>0.000404104217886925</text:p>
              </table:table-cell>
              <table:table-cell office:value-type="float" office:value="0.000510442970941464">
                <text:p>0.000510442970941464</text:p>
              </table:table-cell>
              <table:table-cell office:value-type="float" office:value="0.00101127674182256">
                <text:p>0.00101127674182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39431732147932">
                <text:p>0.00039431732147932</text:p>
              </table:table-cell>
              <table:table-cell office:value-type="float" office:value="0.000499215256422758">
                <text:p>0.000499215256422758</text:p>
              </table:table-cell>
              <table:table-cell office:value-type="float" office:value="0.00099233773847421">
                <text:p>0.000992337738474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386409740895033">
                <text:p>0.000386409740895033</text:p>
              </table:table-cell>
              <table:table-cell office:value-type="float" office:value="0.000492301738510529">
                <text:p>0.000492301738510529</text:p>
              </table:table-cell>
              <table:table-cell office:value-type="float" office:value="0.000977943340937297">
                <text:p>0.000977943340937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38022439305981">
                <text:p>0.00038022439305981</text:p>
              </table:table-cell>
              <table:table-cell office:value-type="float" office:value="0.000484126371641954">
                <text:p>0.000484126371641954</text:p>
              </table:table-cell>
              <table:table-cell office:value-type="float" office:value="0.000967235118150711">
                <text:p>0.00096723511815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375833828002214">
                <text:p>0.000375833828002214</text:p>
              </table:table-cell>
              <table:table-cell office:value-type="float" office:value="0.0004780363291502">
                <text:p>0.0004780363291502</text:p>
              </table:table-cell>
              <table:table-cell office:value-type="float" office:value="0.000957999502619107">
                <text:p>0.000957999502619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37096527715524">
                <text:p>0.00037096527715524</text:p>
              </table:table-cell>
              <table:table-cell office:value-type="float" office:value="0.000472956274946531">
                <text:p>0.000472956274946531</text:p>
              </table:table-cell>
              <table:table-cell office:value-type="float" office:value="0.00094963318357865">
                <text:p>0.00094963318357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366013031452894">
                <text:p>0.000366013031452894</text:p>
              </table:table-cell>
              <table:table-cell office:value-type="float" office:value="0.000468377551684777">
                <text:p>0.000468377551684777</text:p>
              </table:table-cell>
              <table:table-cell office:value-type="float" office:value="0.000948194166024526">
                <text:p>0.0009481941660245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361662264913321">
                <text:p>0.000361662264913321</text:p>
              </table:table-cell>
              <table:table-cell office:value-type="float" office:value="0.000464423559606075">
                <text:p>0.000464423559606075</text:p>
              </table:table-cell>
              <table:table-cell office:value-type="float" office:value="0.000942786534627279">
                <text:p>0.0009427865346272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359198357909918">
                <text:p>0.000359198357909918</text:p>
              </table:table-cell>
              <table:table-cell office:value-type="float" office:value="0.000460902849833171">
                <text:p>0.000460902849833171</text:p>
              </table:table-cell>
              <table:table-cell office:value-type="float" office:value="0.000936845503747463">
                <text:p>0.0009368455037474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358530537535747">
                <text:p>0.000358530537535747</text:p>
              </table:table-cell>
              <table:table-cell office:value-type="float" office:value="0.000457782422502836">
                <text:p>0.000457782422502836</text:p>
              </table:table-cell>
              <table:table-cell office:value-type="float" office:value="0.000929204002022743">
                <text:p>0.0009292040020227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348361333211263">
                <text:p>0.000348361333211263</text:p>
              </table:table-cell>
              <table:table-cell office:value-type="float" office:value="0.0004548914420108">
                <text:p>0.0004548914420108</text:p>
              </table:table-cell>
              <table:table-cell office:value-type="float" office:value="0.000919662664333979">
                <text:p>0.000919662664333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344813490907351">
                <text:p>0.000344813490907351</text:p>
              </table:table-cell>
              <table:table-cell office:value-type="float" office:value="0.000452121440321207">
                <text:p>0.000452121440321207</text:p>
              </table:table-cell>
              <table:table-cell office:value-type="float" office:value="0.00091245969136556">
                <text:p>0.00091245969136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341988975803057">
                <text:p>0.000341988975803057</text:p>
              </table:table-cell>
              <table:table-cell office:value-type="float" office:value="0.000449395614365737">
                <text:p>0.000449395614365737</text:p>
              </table:table-cell>
              <table:table-cell office:value-type="float" office:value="0.000905903490881125">
                <text:p>0.000905903490881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0339427528282007">
                <text:p>0.000339427528282007</text:p>
              </table:table-cell>
              <table:table-cell office:value-type="float" office:value="0.00044678437213103">
                <text:p>0.00044678437213103</text:p>
              </table:table-cell>
              <table:table-cell office:value-type="float" office:value="0.000899735589822133">
                <text:p>0.000899735589822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337014130006234">
                <text:p>0.000337014130006234</text:p>
              </table:table-cell>
              <table:table-cell office:value-type="float" office:value="0.000444467303653558">
                <text:p>0.000444467303653558</text:p>
              </table:table-cell>
              <table:table-cell office:value-type="float" office:value="0.000894526702662309">
                <text:p>0.0008945267026623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334738070766131">
                <text:p>0.000334738070766131</text:p>
              </table:table-cell>
              <table:table-cell office:value-type="float" office:value="0.000442387318859498">
                <text:p>0.000442387318859498</text:p>
              </table:table-cell>
              <table:table-cell office:value-type="float" office:value="0.000894785299897194">
                <text:p>0.0008947852998971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332525124152501">
                <text:p>0.000332525124152501</text:p>
              </table:table-cell>
              <table:table-cell office:value-type="float" office:value="0.000440308762093385">
                <text:p>0.000440308762093385</text:p>
              </table:table-cell>
              <table:table-cell office:value-type="float" office:value="0.000891988351941109">
                <text:p>0.0008919883519411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330748533209165">
                <text:p>0.000330748533209165</text:p>
              </table:table-cell>
              <table:table-cell office:value-type="float" office:value="0.000438107394923766">
                <text:p>0.000438107394923766</text:p>
              </table:table-cell>
              <table:table-cell office:value-type="float" office:value="0.000883980219562848">
                <text:p>0.0008839802195628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328775371114413">
                <text:p>0.000328775371114413</text:p>
              </table:table-cell>
              <table:table-cell office:value-type="float" office:value="0.000436094185958306">
                <text:p>0.000436094185958306</text:p>
              </table:table-cell>
              <table:table-cell office:value-type="float" office:value="0.000911790629227956">
                <text:p>0.0009117906292279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326673438151677">
                <text:p>0.000326673438151677</text:p>
              </table:table-cell>
              <table:table-cell office:value-type="float" office:value="0.000434117050220569">
                <text:p>0.000434117050220569</text:p>
              </table:table-cell>
              <table:table-cell office:value-type="float" office:value="0.000879219298561414">
                <text:p>0.0008792192985614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324709403018157">
                <text:p>0.000324709403018157</text:p>
              </table:table-cell>
              <table:table-cell office:value-type="float" office:value="0.000432293396443129">
                <text:p>0.000432293396443129</text:p>
              </table:table-cell>
              <table:table-cell office:value-type="float" office:value="0.000875892179707686">
                <text:p>0.0008758921797076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0323056398580472">
                <text:p>0.000323056398580472</text:p>
              </table:table-cell>
              <table:table-cell office:value-type="float" office:value="0.000430507926891247">
                <text:p>0.000430507926891247</text:p>
              </table:table-cell>
              <table:table-cell office:value-type="float" office:value="0.000874613970518112">
                <text:p>0.000874613970518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321785112222036">
                <text:p>0.000321785112222036</text:p>
              </table:table-cell>
              <table:table-cell office:value-type="float" office:value="0.000428948427240054">
                <text:p>0.000428948427240054</text:p>
              </table:table-cell>
              <table:table-cell office:value-type="float" office:value="0.000872938086589177">
                <text:p>0.0008729380865891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